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Ques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4" office:value-type="string">
            <text:p><text:span text:style-name="T1">Counts</text:span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elche Art von Musikhörer bist du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Listener type</text:p>
          </table:table-cell>
          <table:table-cell table:formula="of:=COUNTIF([.B2:.K2];&quot;1&quot;)" office:value-type="float" office:value="1">
            <text:p>1</text:p>
          </table:table-cell>
          <table:table-cell table:formula="of:=COUNTIF([.B2:.K2];&quot;2&quot;)" office:value-type="float" office:value="0">
            <text:p>0</text:p>
          </table:table-cell>
          <table:table-cell table:formula="of:=COUNTIF([.B2:.K2];&quot;3&quot;)" office:value-type="float" office:value="7">
            <text:p>7</text:p>
          </table:table-cell>
          <table:table-cell table:formula="of:=COUNTIF([.B2:.K2];&quot;4&quot;)" office:value-type="float" office:value="2">
            <text:p>2</text:p>
          </table:table-cell>
          <table:table-cell table:formula="of:=COUNTIF([.B2:.K2];&quot;5&quot;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Die gezeigten Szenarios findet man so oder ähnlich auch in meinem Alltag wied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Ich würde auch privat in den Szenarios Musik höre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Die Smartwatch App hat die Steuerung des Musikplayers auf dem Smartphone deutlich erleichte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1" office:value-type="string">
            <text:p>Die Steuerung eines Systems mit einer Smartwatch halte ich für sinnvoll und nützli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4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strongly disagree</text:p>
          </table:table-cell>
          <table:table-cell office:value-type="string">
            <text:p>disagree</text:p>
          </table:table-cell>
          <table:table-cell office:value-type="string">
            <text:p>neutral</text:p>
          </table:table-cell>
          <table:table-cell office:value-type="string">
            <text:p>agree</text:p>
          </table:table-cell>
          <table:table-cell office:value-type="string">
            <text:p>strongly agree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Scenarios can be found in my everyday life</text:p>
          </table:table-cell>
          <table:table-cell table:formula="of:=COUNTIF([.B3:.K3];&quot;-2&quot;)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COUNTIF([.B3:.K3];&quot;0&quot;)" office:value-type="float" office:value="0">
            <text:p>0</text:p>
          </table:table-cell>
          <table:table-cell table:formula="of:=COUNTIF([.B3:.K3];&quot;1&quot;)" office:value-type="float" office:value="4">
            <text:p>4</text:p>
          </table:table-cell>
          <table:table-cell table:formula="of:=COUNTIF([.B3:.K3];&quot;2&quot;)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 listen to music in these scenarios</text:p>
          </table:table-cell>
          <table:table-cell table:formula="of:=COUNTIF([.B4:.K4];&quot;-2&quot;)" office:value-type="float" office:value="0">
            <text:p>0</text:p>
          </table:table-cell>
          <table:table-cell table:formula="of:=COUNTIF([.B4:.K4];&quot;-1&quot;)" office:value-type="float" office:value="0">
            <text:p>0</text:p>
          </table:table-cell>
          <table:table-cell table:formula="of:=COUNTIF([.B4:.K4];&quot;0&quot;)" office:value-type="float" office:value="0">
            <text:p>0</text:p>
          </table:table-cell>
          <table:table-cell table:formula="of:=COUNTIF([.B4:.K4];&quot;1&quot;)" office:value-type="float" office:value="3">
            <text:p>3</text:p>
          </table:table-cell>
          <table:table-cell table:formula="of:=COUNTIF([.B4:.K4];&quot;2&quot;)" office:value-type="float" office:value="7">
            <text:p>7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The wearable app simplified controlling the player</text:p>
          </table:table-cell>
          <table:table-cell table:formula="of:=COUNTIF([.B5:.K5];&quot;-2&quot;)" office:value-type="float" office:value="0">
            <text:p>0</text:p>
          </table:table-cell>
          <table:table-cell table:formula="of:=COUNTIF([.B5:.K5];&quot;-1&quot;)" office:value-type="float" office:value="0">
            <text:p>0</text:p>
          </table:table-cell>
          <table:table-cell table:formula="of:=COUNTIF([.B5:.K5];&quot;0&quot;)" office:value-type="float" office:value="1">
            <text:p>1</text:p>
          </table:table-cell>
          <table:table-cell table:formula="of:=COUNTIF([.B5:.K5];&quot;1&quot;)" office:value-type="float" office:value="5">
            <text:p>5</text:p>
          </table:table-cell>
          <table:table-cell table:formula="of:=COUNTIF([.B5:.K5];&quot;2&quot;)" office:value-type="float" office:value="4">
            <text:p>4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Controlling a system per smartpatch is useful</text:p>
          </table:table-cell>
          <table:table-cell table:formula="of:=COUNTIF([.B6:.K6];&quot;-2&quot;)" office:value-type="float" office:value="0">
            <text:p>0</text:p>
          </table:table-cell>
          <table:table-cell table:formula="of:=COUNTIF([.B6:.K6];&quot;-1&quot;)" office:value-type="float" office:value="0">
            <text:p>0</text:p>
          </table:table-cell>
          <table:table-cell table:formula="of:=COUNTIF([.B6:.K6];&quot;0&quot;)" office:value-type="float" office:value="2">
            <text:p>2</text:p>
          </table:table-cell>
          <table:table-cell table:formula="of:=COUNTIF([.B6:.K6];&quot;1&quot;)" office:value-type="float" office:value="2">
            <text:p>2</text:p>
          </table:table-cell>
          <table:table-cell table:formula="of:=COUNTIF([.B6:.K6];&quot;2&quot;)" office:value-type="float" office:value="6">
            <text:p>6</text:p>
          </table:table-cell>
          <table:table-cell table:number-columns-repeated="5"/>
          <table:table-cell>
            <draw:frame table:end-cell-address="Tabelle1.P32" table:end-x="0.86cm" table:end-y="0.39cm" draw:z-index="0" draw:style-name="gr1" svg:width="8cm" svg:height="9.238cm" svg:x="1.893cm" svg:y="0.172cm">
              <draw:object draw:notify-on-update-of-ranges="Tabelle1.M1:Tabelle1.Q1 Tabelle1.L2:Tabelle1.L2 Tabelle1.M2:Tabelle1.Q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2"/>
          <table:table-cell>
            <draw:frame table:end-cell-address="Tabelle1.L32" table:end-x="0.165cm" table:end-y="0.312cm" draw:z-index="1" draw:name="General Questions" draw:style-name="gr1" svg:width="19.848cm" svg:height="6.987cm" svg:x="0.64cm" svg:y="0.099cm">
              <draw:object draw:notify-on-update-of-ranges="Tabelle1.A9:Tabelle1.A9 Tabelle1.A10:Tabelle1.A13 Tabelle1.B9:Tabelle1.B9 Tabelle1.B10:Tabelle1.B13 Tabelle1.C9:Tabelle1.C9 Tabelle1.C10:Tabelle1.C13 Tabelle1.D9:Tabelle1.D9 Tabelle1.D10:Tabelle1.D13 Tabelle1.E9:Tabelle1.E9 Tabelle1.E10:Tabelle1.E13 Tabelle1.F9:Tabelle1.F9 Tabelle1.F10:Tabelle1.F13" xlink:href="./Object 2" xlink:type="simple" xlink:show="embed" xlink:actuate="onLoad"/>
              <draw:image xlink:href="./ObjectReplacements/Object 2" xlink:type="simple" xlink:show="embed" xlink:actuate="onLoad"/>
              <svg:title>General Questions</svg:title>
            </draw:frame>
          </table:table-cell>
          <table:table-cell table:number-columns-repeated="14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.07.2016</text:date>, <text:time>17:2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7-11T09:16:33.39</meta:creation-date>
    <dc:date>2016-07-11T17:23:52.50</dc:date>
    <meta:editing-duration>PT08H07M16S</meta:editing-duration>
    <meta:editing-cycles>6</meta:editing-cycles>
    <meta:generator>OpenOffice.org/3.1$Win32 OpenOffice.org_project/310m19$Build-9420</meta:generator>
    <meta:document-statistic meta:table-count="3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99ff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9.239cm" chart:class="chart:bar" chart:style-name="ch1">
        <chart:legend chart:legend-position="bottom" svg:x="3.159cm" svg:y="8.069cm" chart:style-name="ch2"/>
        <chart:plot-area chart:style-name="ch3" table:cell-range-address="Tabelle1.L1:Tabelle1.Q2" chart:data-source-has-labels="both" svg:x="0.16cm" svg:y="0.184cm" svg:width="7.521cm" svg:height="7.702cm">
          <chart:axis chart:dimension="x" chart:name="primary-x" chart:style-name="ch4">
            <chart:categories table:cell-range-address="Tabelle1.M1:Tabelle1.Q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M2:Tabelle1.Q2" chart:label-cell-address="Tabelle1.L2:Tabelle1.L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:Tabelle1.Q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Tabelle1.L2:Tabelle1.L2">Listener type</text:p>
              </table:table-cell>
              <table:table-cell office:value-type="float" office:value="1">
                <text:p text:id="Tabelle1.M2:Tabelle1.Q2"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vertical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origin="0" chart:reverse-direction="false" text:line-break="false" chart:axis-position="1" chart:axis-label-position="near-axi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chart-properties chart:data-label-number="percentage" chart:data-label-text="false" chart:data-label-symbol="false"/>
      <style:graphic-properties draw:stroke="solid" draw:fill-color="#83caff" dr3d:edge-rounding="0%"/>
      <style:text-properties fo:font-size="6pt" style:font-size-asian="6pt" style:font-size-complex="6pt"/>
    </style:style>
    <style:style style:name="ch10" style:family="chart">
      <style:chart-properties chart:data-label-number="percentage" chart:data-label-text="false" chart:data-label-symbol="false"/>
      <style:graphic-properties draw:fill-color="#9999cc"/>
      <style:text-properties fo:font-size="6pt" style:font-size-asian="6pt" style:font-size-complex="6pt"/>
    </style:style>
    <style:style style:name="ch11" style:family="chart">
      <style:chart-properties chart:data-label-number="percentage" chart:data-label-text="false" chart:data-label-symbol="false"/>
      <style:graphic-properties draw:fill-color="#0099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9.849cm" svg:height="6.988cm" chart:class="chart:bar" chart:style-name="ch1">
        <chart:legend chart:legend-position="bottom" svg:x="5.125cm" svg:y="6.233cm" chart:style-name="ch2"/>
        <chart:plot-area chart:style-name="ch3" table:cell-range-address="Tabelle1.A9:Tabelle1.F13" chart:data-source-has-labels="both" svg:x="-0.005cm" svg:y="0.132cm" svg:width="19.703cm" svg:height="6.085cm">
          <chart:axis chart:dimension="x" chart:name="primary-x" chart:style-name="ch4">
            <chart:categories table:cell-range-address="Tabelle1.A10:Tabelle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0:Tabelle1.B13" chart:label-cell-address="Tabelle1.B9:Tabelle1.B9" chart:class="chart:bar">
            <chart:data-point chart:repeated="4"/>
          </chart:series>
          <chart:series chart:style-name="ch8" chart:values-cell-range-address="Tabelle1.C10:Tabelle1.C13" chart:label-cell-address="Tabelle1.C9:Tabelle1.C9" chart:class="chart:bar">
            <chart:data-point chart:repeated="4"/>
          </chart:series>
          <chart:series chart:style-name="ch9" chart:values-cell-range-address="Tabelle1.D10:Tabelle1.D13" chart:label-cell-address="Tabelle1.D9:Tabelle1.D9" chart:class="chart:bar">
            <chart:data-point chart:repeated="4"/>
          </chart:series>
          <chart:series chart:style-name="ch10" chart:values-cell-range-address="Tabelle1.E10:Tabelle1.E13" chart:label-cell-address="Tabelle1.E9:Tabelle1.E9" chart:class="chart:bar">
            <chart:data-point chart:repeated="4"/>
          </chart:series>
          <chart:series chart:style-name="ch11" chart:values-cell-range-address="Tabelle1.F10:Tabelle1.F13" chart:label-cell-address="Tabelle1.F9:Tabelle1.F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9:Tabelle1.B9">strongly disagree</text:p>
              </table:table-cell>
              <table:table-cell office:value-type="string">
                <text:p text:id="Tabelle1.C9:Tabelle1.C9">disagree</text:p>
              </table:table-cell>
              <table:table-cell office:value-type="string">
                <text:p text:id="Tabelle1.D9:Tabelle1.D9">neutral</text:p>
              </table:table-cell>
              <table:table-cell office:value-type="string">
                <text:p text:id="Tabelle1.E9:Tabelle1.E9">agree</text:p>
              </table:table-cell>
              <table:table-cell office:value-type="string">
                <text:p text:id="Tabelle1.F9:Tabelle1.F9">strongly agree</text:p>
              </table:table-cell>
            </table:table-row>
          </table:table-header-rows>
          <table:table-rows>
            <table:table-row>
              <table:table-cell office:value-type="string">
                <text:p text:id="Tabelle1.A10:Tabelle1.A13">Scenarios can be found in my everyday life</text:p>
              </table:table-cell>
              <table:table-cell office:value-type="float" office:value="0">
                <text:p text:id="Tabelle1.B10:Tabelle1.B13">0</text:p>
              </table:table-cell>
              <table:table-cell office:value-type="float" office:value="-1">
                <text:p text:id="Tabelle1.C10:Tabelle1.C13">-1</text:p>
              </table:table-cell>
              <table:table-cell office:value-type="float" office:value="0">
                <text:p text:id="Tabelle1.D10:Tabelle1.D13">0</text:p>
              </table:table-cell>
              <table:table-cell office:value-type="float" office:value="4">
                <text:p text:id="Tabelle1.E10:Tabelle1.E13">4</text:p>
              </table:table-cell>
              <table:table-cell office:value-type="float" office:value="5">
                <text:p text:id="Tabelle1.F10:Tabelle1.F13">5</text:p>
              </table:table-cell>
            </table:table-row>
            <table:table-row>
              <table:table-cell office:value-type="string">
                <text:p>I listen to music in these scenario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wearable app simplified controlling the play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trolling a system per smartpatch is usef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